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afb" officeooo:paragraph-rsid="0006fafb"/>
    </style:style>
    <style:style style:name="P2" style:family="paragraph" style:parent-style-name="Standard">
      <style:text-properties officeooo:rsid="00081ee5" officeooo:paragraph-rsid="00081ee5"/>
    </style:style>
    <style:style style:name="P3" style:family="paragraph" style:parent-style-name="Standard">
      <style:text-properties officeooo:rsid="00081ee5" officeooo:paragraph-rsid="00081ee5"/>
    </style:style>
    <style:style style:name="P4" style:family="paragraph" style:parent-style-name="Standard">
      <style:text-properties officeooo:rsid="0008c3f1" officeooo:paragraph-rsid="0008c3f1"/>
    </style:style>
    <style:style style:name="P5" style:family="paragraph" style:parent-style-name="Standard">
      <style:text-properties officeooo:rsid="000aa17e" officeooo:paragraph-rsid="000aa17e"/>
    </style:style>
    <style:style style:name="P6" style:family="paragraph" style:parent-style-name="Standard">
      <style:text-properties officeooo:rsid="000c0189" officeooo:paragraph-rsid="000c0189"/>
    </style:style>
    <style:style style:name="P7" style:family="paragraph" style:parent-style-name="Standard">
      <style:text-properties officeooo:rsid="000c864a" officeooo:paragraph-rsid="000c864a"/>
    </style:style>
    <style:style style:name="P8" style:family="paragraph" style:parent-style-name="Standard">
      <style:text-properties officeooo:rsid="000d8a8d" officeooo:paragraph-rsid="000d8a8d"/>
    </style:style>
    <style:style style:name="P9" style:family="paragraph" style:parent-style-name="Standard">
      <style:text-properties fo:color="#ce181e" officeooo:rsid="0006fafb" officeooo:paragraph-rsid="0006fafb"/>
    </style:style>
    <style:style style:name="P10" style:family="paragraph" style:parent-style-name="Standard">
      <style:text-properties fo:color="#ce181e" officeooo:rsid="00081ee5" officeooo:paragraph-rsid="00081ee5"/>
    </style:style>
    <style:style style:name="P11" style:family="paragraph" style:parent-style-name="Standard">
      <style:text-properties fo:color="#ce181e" officeooo:rsid="0008c3f1" officeooo:paragraph-rsid="0008c3f1"/>
    </style:style>
    <style:style style:name="P12" style:family="paragraph" style:parent-style-name="Standard">
      <style:text-properties fo:color="#ce181e" officeooo:rsid="000aa17e" officeooo:paragraph-rsid="000aa17e"/>
    </style:style>
    <style:style style:name="P13" style:family="paragraph" style:parent-style-name="Standard">
      <style:text-properties fo:color="#ce181e" officeooo:rsid="000c0189" officeooo:paragraph-rsid="000c0189"/>
    </style:style>
    <style:style style:name="P14" style:family="paragraph" style:parent-style-name="Standard">
      <style:text-properties fo:color="#ce181e" officeooo:rsid="000c864a" officeooo:paragraph-rsid="000c864a"/>
    </style:style>
    <style:style style:name="T1" style:family="text">
      <style:text-properties officeooo:rsid="0006fafb"/>
    </style:style>
    <style:style style:name="T2" style:family="text">
      <style:text-properties officeooo:rsid="0008c3f1"/>
    </style:style>
    <style:style style:name="T3" style:family="text">
      <style:text-properties officeooo:rsid="000aa17e"/>
    </style:style>
    <style:style style:name="T4" style:family="text">
      <style:text-properties fo:color="#ce18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ASO</text:p>
      <text:p text:style-name="P1"/>
      <text:p text:style-name="P1">1.- Visualizar las unidades vendidas por disco del grupo Queen</text:p>
      <text:p text:style-name="P1"/>
      <text:p text:style-name="P9"><text:s/>select sum(unidades),id_disco from ventas <text:s/>where id_disco IN(select id_disco from discos where id_grupo = (select id_grupo from grupos where nombre like 'Queen')) group by id_disco;</text:p>
      <text:p text:style-name="P9"/>
      <text:p text:style-name="P1">2.-¿Se podrían actualizar al doble? </text:p>
      <text:p text:style-name="P1"/>
      <text:p text:style-name="P9"><text:s/>update ventas set unidades=unidades*2 <text:s/>where id_disco IN(select id_disco from discos where id_grupo = (select id_grupo from grupos where nombre like 'Queen'));</text:p>
      <text:p text:style-name="P1"/>
      <text:p text:style-name="P2">3.- <text:span text:style-name="T1"><text:s/>Visualizar las unidades vendidas del grupo Queen</text:span> </text:p>
      <text:p text:style-name="P10"><text:s/>select sum(unidades),d.id_grupo from ventas v,discos d <text:s/>where v.id_disco=d.id_disco and d.id_grupo=(select id_grupo from grupos where nombre like 'Queens') group by id_grupo;</text:p>
      <text:p text:style-name="P2"/>
      <text:p text:style-name="P4">4.- <text:span text:style-name="T3">Visualizar</text:span> todos los discos del grupo Queen</text:p>
      <text:p text:style-name="P11"><text:span text:style-name="T3">select nombre</text:span> from discos where id_disco <text:span text:style-name="T3">IN</text:span>(select id_disco from discos d, grupos g where d.id_grupo=g.id_grupo and g.nombre=’Queen’);</text:p>
      <text:p text:style-name="P5"/>
      <text:p text:style-name="P5">5.- ¿Se podrían eliminar <text:span text:style-name="T2">todos los discos del grupo Queen </text:span>en mysql?</text:p>
      <text:p text:style-name="P12">No</text:p>
      <text:p text:style-name="P5"/>
      <text:p text:style-name="P6">6.- Visualizar la duración de cada una de las canciones del grupo de Queens</text:p>
      <text:p text:style-name="P13">select duracion,titulo from canciones where id_disco IN(select id_disco from discos d, grupos g where d.id_grupo=g.id_grupo and g.nombre='Queens');</text:p>
      <text:p text:style-name="P6"/>
      <text:p text:style-name="P7">7.- Actualizar a 10 la duración de todas las canciones de Queens</text:p>
      <text:p text:style-name="P7"><text:s/><text:span text:style-name="T4">create table canciones1 select * from canciones; </text:span></text:p>
      <text:p text:style-name="P14"/>
      <text:p text:style-name="P13">update canciones1 set duracion='10' where id_disco IN(select id_disco from discos d, grupos g where d.id_grupo=g.id_grupo and g.nombre='Queens');</text:p>
      <text:p text:style-name="P13"/>
      <text:p text:style-name="P7">8.- Eliminar todas las canciones de Queens.</text:p>
      <text:p text:style-name="P14"><text:s/>delete from <text:s/>canciones1 where id_disco IN(select id_disco from discos d, grupos g where d.id_grupo=g.id_grupo and g.nombre='Queens');</text:p>
      <text:p text:style-name="P7"/>
      <text:p text:style-name="P7">9.- ¿Se podrán eliminar todos los discos de Queens?</text:p>
      <text:p text:style-name="P7"/>
      <text:p text:style-name="P8"><text:span text:style-name="T4">No porque se consulta en la misma tabla que se elimina</text:span>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3:11:17.516685330</meta:creation-date>
    <dc:date>2019-02-10T22:57:35.981674771</dc:date>
    <meta:editing-duration>PT19M42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237" meta:character-count="1689" meta:non-whitespace-character-count="1459"/>
  </office:meta>
</office:document-meta>
</file>